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15">
      <style:table-cell-properties fo:border="thin solid #000000" style:vertical-align="middle" fo:wrap-option="wrap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5">
      <style:table-cell-properties fo:border="thin solid #000000" style:vertical-align="middle" fo:background-color="#92D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5">
      <style:table-cell-properties fo:border="thin solid #000000" style:vertical-align="middle" fo:wrap-option="wrap" fo:background-color="#92D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#FFFFFF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text-line-through-style="solid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12.5147916666667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8.704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76.5pt" style:use-optimal-row-height="true" fo:break-before="auto"/>
    </style:style>
    <style:style style:name="ro10" style:family="table-row">
      <style:table-row-properties style:row-height="114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ro12" style:family="table-row">
      <style:table-row-properties style:row-height="59.25pt" style:use-optimal-row-height="false" fo:break-before="auto"/>
    </style:style>
    <style:style style:name="ro13" style:family="table-row">
      <style:table-row-properties style:row-height="30.75pt" style:use-optimal-row-height="false" fo:break-before="auto"/>
    </style:style>
    <style:style style:name="ro14" style:family="table-row">
      <style:table-row-properties style:row-height="24pt" style:use-optimal-row-height="false" fo:break-before="auto"/>
    </style:style>
    <style:style style:name="ro15" style:family="table-row">
      <style:table-row-properties style:row-height="69.75pt" style:use-optimal-row-height="false" fo:break-before="auto"/>
    </style:style>
    <style:style style:name="ro16" style:family="table-row">
      <style:table-row-properties style:row-height="63.75pt" style:use-optimal-row-height="false" fo:break-before="auto"/>
    </style:style>
    <style:style style:name="ro17" style:family="table-row">
      <style:table-row-properties style:row-height="61.5pt" style:use-optimal-row-height="false" fo:break-before="auto"/>
    </style:style>
    <style:style style:name="ro18" style:family="table-row">
      <style:table-row-properties style:row-height="81pt" style:use-optimal-row-height="false" fo:break-before="auto"/>
    </style:style>
    <style:style style:name="ro19" style:family="table-row">
      <style:table-row-properties style:row-height="33pt" style:use-optimal-row-height="false" fo:break-before="auto"/>
    </style:style>
    <style:style style:name="ro20" style:family="table-row">
      <style:table-row-properties style:row-height="157.5pt" style:use-optimal-row-height="false" fo:break-before="auto"/>
    </style:style>
    <style:style style:name="ro21" style:family="table-row">
      <style:table-row-properties style:row-height="140.25pt" style:use-optimal-row-height="true" fo:break-before="auto"/>
    </style:style>
    <style:style style:name="ro22" style:family="table-row">
      <style:table-row-properties style:row-height="120pt" style:use-optimal-row-height="false" fo:break-before="auto"/>
    </style:style>
    <style:style style:name="ro23" style:family="table-row">
      <style:table-row-properties style:row-height="97.5pt" style:use-optimal-row-height="false" fo:break-before="auto"/>
    </style:style>
    <style:style style:name="ro24" style:family="table-row">
      <style:table-row-properties style:row-height="89.25pt" style:use-optimal-row-height="true" fo:break-before="auto"/>
    </style:style>
    <style:style style:name="ro25" style:family="table-row">
      <style:table-row-properties style:row-height="102pt" style:use-optimal-row-height="true" fo:break-before="auto"/>
    </style:style>
    <style:style style:name="ro26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8_-_Professore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22">
            <text:p>Dicionário de variáveis da pesquisa TIC Educação 2018</text:p>
            <text:p>Microdados referentes a unidade de análise Professor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9">
            <text:p>Tamanho</text:p>
          </table:table-cell>
          <table:table-cell office:value-type="string" table:style-name="ce10">
            <text:p>ID_variável</text:p>
          </table:table-cell>
          <table:table-cell office:value-type="string" table:style-name="ce11">
            <text:p>Descrição da variável</text:p>
          </table:table-cell>
          <table:table-cell office:value-type="string" table:style-name="ce11">
            <text:p>Tipo</text:p>
          </table:table-cell>
          <table:table-cell office:value-type="string" table:style-name="ce11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14">
            <text:p>3</text:p>
          </table:table-cell>
          <table:table-cell office:value-type="string" table:style-name="ce15">
            <text:p>ESTRATO</text:p>
          </table:table-cell>
          <table:table-cell office:value-type="string" table:style-name="ce16">
            <text:p>Estrato amostral</text:p>
          </table:table-cell>
          <table:table-cell office:value-type="string" table:style-name="ce16">
            <text:p>Numérico</text:p>
          </table:table-cell>
          <table:table-cell table:style-name="ce16"/>
          <table:table-cell table:number-columns-repeated="16379" table:style-name="ce17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DISCIPLINA</text:p>
          </table:table-cell>
          <table:table-cell office:value-type="string" table:style-name="ce6">
            <text:p>Disciplina na qual o professor está respondendo a pesquisa (arrolamento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Língua portuguesa"</text:p>
            <text:p>2 = "Multidisciplinar (4ªsérie)"</text:p>
            <text:p>3 = "Matemát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SERIE</text:p>
          </table:table-cell>
          <table:table-cell office:value-type="string" table:style-name="ce6">
            <text:p>Série a qual o professor leciona e está respondendo a pesquis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º ano do ensino fundamental"</text:p>
            <text:p>2 = "9º ano do ensino fundamental"</text:p>
            <text:p>3 = "2º ano do ensino médio"</text:p>
          </table:table-cell>
          <table:table-cell table:number-columns-repeated="16379" table:style-name="ce8"/>
        </table:table-row>
        <table:table-row table:style-name="ro7">
          <table:table-cell office:value-type="float" office:value="1" table:style-name="ce7">
            <text:p>1</text:p>
          </table:table-cell>
          <table:table-cell office:value-type="string" table:style-name="ce6">
            <text:p>TURMA</text:p>
          </table:table-cell>
          <table:table-cell office:value-type="string" table:style-name="ce6">
            <text:p>Turma a qual o professor está vinculado</text:p>
          </table:table-cell>
          <table:table-cell table:style-name="ce6"/>
          <table:table-cell office:value-type="string" table:style-name="ce6">
            <text:p>1 = "Turma 1"</text:p>
            <text:p>2 = "Turma 2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999999999 = "Não se aplica"</text:p>
          </table:table-cell>
          <table:table-cell table:number-columns-repeated="16379" table:style-name="ce12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18">
            <text:p>RENDA_PESSOAL_2018</text:p>
          </table:table-cell>
          <table:table-cell office:value-type="string" table:style-name="ce18">
            <text:p>Renda pessoal no último mês</text:p>
          </table:table-cell>
          <table:table-cell table:style-name="ce18"/>
          <table:table-cell office:value-type="string" table:style-name="ce18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18">
            <text:p>RENDA_FAMILIAR_2018</text:p>
          </table:table-cell>
          <table:table-cell office:value-type="string" table:style-name="ce18">
            <text:p>Renda familiar no último mês</text:p>
          </table:table-cell>
          <table:table-cell table:style-name="ce18"/>
          <table:table-cell office:value-type="string" table:style-name="ce18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RENDA_F_TAB</text:p>
          </table:table-cell>
          <table:table-cell office:value-type="string" table:style-name="ce6">
            <text:p>Renda Familiar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RENDA_P_TAB</text:p>
          </table:table-cell>
          <table:table-cell office:value-type="string" table:style-name="ce6">
            <text:p>Renda Pessoal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A</text:p>
          </table:table-cell>
          <table:table-cell office:value-type="string" table:style-name="ce6">
            <text:p>O professor concluiu o ensino médio <text:s/>(antigo 2º grau) – magistéri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B</text:p>
          </table:table-cell>
          <table:table-cell office:value-type="string" table:style-name="ce6">
            <text:p>O professor concluiu o ensino médio – Técnico/Profissionalizan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C</text:p>
          </table:table-cell>
          <table:table-cell office:value-type="string" table:style-name="ce6">
            <text:p>O professor concluiu o ensino médio <text:s/>(antigo 2º grau) –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D</text:p>
          </table:table-cell>
          <table:table-cell office:value-type="string" table:style-name="ce6">
            <text:p>O professor concluiu o ensino superior - Pedagog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E</text:p>
          </table:table-cell>
          <table:table-cell office:value-type="string" table:style-name="ce6">
            <text:p>O professor concluiu o ensino superior - Magistério /Normal Superi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F</text:p>
          </table:table-cell>
          <table:table-cell office:value-type="string" table:style-name="ce6">
            <text:p>O professor concluiu o ensino superior - Licenciatura em Mate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G</text:p>
          </table:table-cell>
          <table:table-cell office:value-type="string" table:style-name="ce6">
            <text:p>O professor concluiu o ensino superior - Licenciatura em Letr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4_H</text:p>
          </table:table-cell>
          <table:table-cell office:value-type="string" table:style-name="ce6">
            <text:p>O professor concluiu o ensino superior -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I</text:p>
          </table:table-cell>
          <table:table-cell office:value-type="string" table:style-name="ce6">
            <text:p>O professor concluiu curso de especialização (360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J</text:p>
          </table:table-cell>
          <table:table-cell office:value-type="string" table:style-name="ce6">
            <text:p>O professor concluiu o mest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K</text:p>
          </table:table-cell>
          <table:table-cell office:value-type="string" table:style-name="ce6">
            <text:p>O professor concluiu o douto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701</text:p>
          </table:table-cell>
          <table:table-cell office:value-type="string" table:style-name="ce6">
            <text:p>Há quantos anos o respondente atua como professor?</text:p>
          </table:table-cell>
          <table:table-cell office:value-type="string" table:style-name="ce6">
            <text:p>Numérico</text:p>
          </table:table-cell>
          <table:table-cell table:style-name="ce13"/>
          <table:table-cell table:number-columns-repeated="16379" table:style-name="ce12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702</text:p>
          </table:table-cell>
          <table:table-cell office:value-type="string" table:style-name="ce6">
            <text:p>Há quantos meses o respondente atua como professor?</text:p>
          </table:table-cell>
          <table:table-cell office:value-type="string" table:style-name="ce6">
            <text:p>Numérico</text:p>
          </table:table-cell>
          <table:table-cell table:style-name="ce13"/>
          <table:table-cell table:number-columns-repeated="16379" table:style-name="ce12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9A_HORA</text:p>
          </table:table-cell>
          <table:table-cell office:value-type="string" table:style-name="ce6">
            <text:p>Considerando todas as escolas em que trabalha, qual é a sua carga horária semanal de trabalho? HORAS</text:p>
          </table:table-cell>
          <table:table-cell office:value-type="string" table:style-name="ce6">
            <text:p>Numérico</text:p>
          </table:table-cell>
          <table:table-cell table:style-name="ce13"/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9A_MINUTO</text:p>
          </table:table-cell>
          <table:table-cell office:value-type="string" table:style-name="ce6">
            <text:p>Considerando todas as escolas em que trabalha, qual é a sua carga horária semanal de trabalho? MINUTOS</text:p>
          </table:table-cell>
          <table:table-cell office:value-type="string" table:style-name="ce6">
            <text:p>Numérico</text:p>
          </table:table-cell>
          <table:table-cell table:style-name="ce13"/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1101</text:p>
          </table:table-cell>
          <table:table-cell office:value-type="string" table:style-name="ce6">
            <text:p>O respondente atua como professor na rede pública municip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1102</text:p>
          </table:table-cell>
          <table:table-cell office:value-type="string" table:style-name="ce6">
            <text:p>O respondente atua como professor na rede pública estadu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103</text:p>
          </table:table-cell>
          <table:table-cell office:value-type="string" table:style-name="ce6">
            <text:p>O respondente atua como professor na rede pública feder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104</text:p>
          </table:table-cell>
          <table:table-cell office:value-type="string" table:style-name="ce6">
            <text:p>O respondente atua como professor na rede priv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15">
          <table:table-cell office:value-type="float" office:value="2" table:style-name="ce7">
            <text:p>2</text:p>
          </table:table-cell>
          <table:table-cell office:value-type="string" table:style-name="ce6">
            <text:p>P12_A</text:p>
          </table:table-cell>
          <table:table-cell office:value-type="string" table:style-name="ce6">
            <text:p>Tipo de contratação do profess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tratado como temporário/ eventual"</text:p>
            <text:p>2 = "Contratado CLT"</text:p>
            <text:p>3 = "Efetivo/ Concursado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3_A</text:p>
          </table:table-cell>
          <table:table-cell office:value-type="string" table:style-name="ce6">
            <text:p>Na casa do professor tem computador de me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3_B</text:p>
          </table:table-cell>
          <table:table-cell office:value-type="string" table:style-name="ce6">
            <text:p>Na casa do professor tem computador portátil ou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3_C</text:p>
          </table:table-cell>
          <table:table-cell office:value-type="string" table:style-name="ce6">
            <text:p>Na casa do professor tem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B</text:p>
          </table:table-cell>
          <table:table-cell office:value-type="string" table:style-name="ce6">
            <text:p>O professor costuma trazer o seu computador portátil/ notebook para a escola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C</text:p>
          </table:table-cell>
          <table:table-cell office:value-type="string" table:style-name="ce6">
            <text:p>O professor costuma trazer o seu tablet para a escola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6">
          <table:table-cell office:value-type="float" office:value="2" table:style-name="ce7">
            <text:p>2</text:p>
          </table:table-cell>
          <table:table-cell office:value-type="string" table:style-name="ce6">
            <text:p>P17</text:p>
          </table:table-cell>
          <table:table-cell office:value-type="string" table:style-name="ce6">
            <text:p>Existe acesso à Internet na casa do profess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 "Não respondeu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18</text:p>
          </table:table-cell>
          <table:table-cell office:value-type="string" table:style-name="ce6">
            <text:p>O professor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 "Não respondeu"</text:p>
          </table:table-cell>
          <table:table-cell table:number-columns-repeated="16379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19_A</text:p>
          </table:table-cell>
          <table:table-cell office:value-type="string" table:style-name="ce6">
            <text:p>Quando o professor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meses e 12 meses"</text:p>
            <text:p>3 = "Mais de 12 meses atrá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A</text:p>
          </table:table-cell>
          <table:table-cell office:value-type="string" table:style-name="ce6">
            <text:p>Nos últimos 3 meses, o professor utilizou a Internet em ca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B</text:p>
          </table:table-cell>
          <table:table-cell office:value-type="string" table:style-name="ce6">
            <text:p>Nos últimos 3 meses, o professor utilizou a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C</text:p>
          </table:table-cell>
          <table:table-cell office:value-type="string" table:style-name="ce6">
            <text:p>Nos últimos 3 meses, o professor utilizou a Internet em algum outro estabelecimento de ensino, como faculdade ou curs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D</text:p>
          </table:table-cell>
          <table:table-cell office:value-type="string" table:style-name="ce6">
            <text:p>Nos últimos 3 meses, o professor utilizou a Internet na casa de outra pessoa, como por exemplo amigo, colega, parente ou vizin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E</text:p>
          </table:table-cell>
          <table:table-cell office:value-type="string" table:style-name="ce6">
            <text:p>Nos últimos 3 meses, o professor utilizou a Internet em um lugar como telecentro, biblioteca pública, SESC ou associação comunitária, onde o professor pode usar a Internet sem paga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F</text:p>
          </table:table-cell>
          <table:table-cell office:value-type="string" table:style-name="ce6">
            <text:p>Nos últimos 3 meses, o professor utilizou a Internet em um lugar como lanhouse ou Internet café, onde o professor precisa pagar para usar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G</text:p>
          </table:table-cell>
          <table:table-cell office:value-type="string" table:style-name="ce6">
            <text:p>Nos últimos 3 meses, o professor utilizou a Internet enquanto se desloca, como por exemplo, na rua, no ônibus, no metrô ou no car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H</text:p>
          </table:table-cell>
          <table:table-cell office:value-type="string" table:style-name="ce6">
            <text:p>Nos últimos 3 meses, o professor utilizou a Internet em um lugar como shopping, academia, restaurante, lanchonete, onde o professor pode usar Internet sem pagar enquanto está lá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0_OUTRO</text:p>
          </table:table-cell>
          <table:table-cell office:value-type="string" table:style-name="ce6">
            <text:p>Nos últimos 3 meses, o professor utilizou a Internet em algum outro local não cit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19">
          <table:table-cell office:value-type="float" office:value="2" table:style-name="ce7">
            <text:p>2</text:p>
          </table:table-cell>
          <table:table-cell office:value-type="string" table:style-name="ce6">
            <text:p>P22</text:p>
          </table:table-cell>
          <table:table-cell office:value-type="string" table:style-name="ce6">
            <text:p>O professor usou a Internet pelo telefone celular nos últimos 3 mes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3_A</text:p>
          </table:table-cell>
          <table:table-cell office:value-type="string" table:style-name="ce6">
            <text:p>Nos últimos 3 meses, o professor usou a Internet no celular para realizar alguma atividade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24_A</text:p>
          </table:table-cell>
          <table:table-cell office:value-type="string" table:style-name="ce6">
            <text:p>Qual frequencia o professor usou a Internet no celular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ais de uma vez por dia"</text:p>
            <text:p>2 = "Pelo menos uma vez por dia"</text:p>
            <text:p>3 = "Pelo menos uma vez por semana"</text:p>
            <text:p>4 = "Pelo menos uma vez por mês"</text:p>
            <text:p>5 = "Menos de uma vez por mê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24B_A</text:p>
          </table:table-cell>
          <table:table-cell office:value-type="string" table:style-name="ce6">
            <text:p>Para utilizar a Internet no telefone celular com os alunos o professor usou o Wi-Fi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24B_B</text:p>
          </table:table-cell>
          <table:table-cell office:value-type="string" table:style-name="ce6">
            <text:p>Para utilizar a Internet no telefone celular com os alunos o professor usou 3G, 4G do telefone celula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24B_C</text:p>
          </table:table-cell>
          <table:table-cell office:value-type="string" table:style-name="ce6">
            <text:p>Para utilizar a Internet no telefone celular com os alunos os alunos utilizaram o Wi-Fi <text:s/>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24B_D</text:p>
          </table:table-cell>
          <table:table-cell office:value-type="string" table:style-name="ce6">
            <text:p>Para utilizar a Internet no telefone celular com os alunos os alunos utilizaram 3G, 4G dos próprios telefones celula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A</text:p>
          </table:table-cell>
          <table:table-cell office:value-type="string" table:style-name="ce6">
            <text:p>Nos últimos três meses, o professor enviou e recebeu e-mail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B</text:p>
          </table:table-cell>
          <table:table-cell office:value-type="string" table:style-name="ce6">
            <text:p>Nos últimos três meses, o professor mandou mensagens por WhatsApp, Skype ou chat do Fac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C</text:p>
          </table:table-cell>
          <table:table-cell office:value-type="string" table:style-name="ce6">
            <text:p>Nos últimos três meses, o professor usou redes sociais, como Facebook, Instagram ou Snapcha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D</text:p>
          </table:table-cell>
          <table:table-cell office:value-type="string" table:style-name="ce6">
            <text:p>Nos últimos três meses, o professor procurou emprego ou enviou currículo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E</text:p>
          </table:table-cell>
          <table:table-cell office:value-type="string" table:style-name="ce6">
            <text:p>Nos últimos três meses, o professor assistiu vídeos, programas, filmes ou séries na Internet, como no YouTube ou no Netflix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F</text:p>
          </table:table-cell>
          <table:table-cell office:value-type="string" table:style-name="ce6">
            <text:p>Nos últimos três meses, o professor leu jornais, revistas ou notícia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G</text:p>
          </table:table-cell>
          <table:table-cell office:value-type="string" table:style-name="ce6">
            <text:p>Nos últimos três meses, o professor fez cursos à distância,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H</text:p>
          </table:table-cell>
          <table:table-cell office:value-type="string" table:style-name="ce6">
            <text:p>Nos últimos três meses, o professor buscou informações sobre cursos de graduação, pós-graduação e de extensão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I</text:p>
          </table:table-cell>
          <table:table-cell office:value-type="string" table:style-name="ce6">
            <text:p>Nos últimos três meses, o professor compartilhou conteúdo na Internet, como textos, imagens ou víde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J</text:p>
          </table:table-cell>
          <table:table-cell office:value-type="string" table:style-name="ce6">
            <text:p>Nos últimos três meses, o professor baixou ou fez download de softwares, programas de computador ou aplicativ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K</text:p>
          </table:table-cell>
          <table:table-cell office:value-type="string" table:style-name="ce6">
            <text:p>Nos últimos três meses, o professor jogou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L</text:p>
          </table:table-cell>
          <table:table-cell office:value-type="string" table:style-name="ce6">
            <text:p>Nos últimos três meses, o professor leu um livro, um resumo ou um e-book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M</text:p>
          </table:table-cell>
          <table:table-cell office:value-type="string" table:style-name="ce6">
            <text:p>Nos últimos três meses, o professor participou de fóruns ou grupos de discussão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B</text:p>
          </table:table-cell>
          <table:table-cell office:value-type="string" table:style-name="ce6">
            <text:p>Nos últimos 3 meses, o professor usou o computador ou a Internet para buscar exemplo de planos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C</text:p>
          </table:table-cell>
          <table:table-cell office:value-type="string" table:style-name="ce6">
            <text:p>Nos últimos 3 meses, o professor usou o computador ou a Internet para compartilhar conteúdos educacionais com outros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D</text:p>
          </table:table-cell>
          <table:table-cell office:value-type="string" table:style-name="ce6">
            <text:p>Nos últimos 3 meses, o professor usou o computador ou a Internet para realizar tarefas administrativas da escola, como por exemplo, diário de classe, fazer relatórios, registras e organizar notas et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F</text:p>
          </table:table-cell>
          <table:table-cell office:value-type="string" table:style-name="ce6">
            <text:p>Nos últimos 3 meses, o professor usou o computador ou a Internet para usar portais de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G</text:p>
          </table:table-cell>
          <table:table-cell office:value-type="string" table:style-name="ce6">
            <text:p>Nos últimos 3 meses, o professor usou o computador ou a Internet para utilizar programas educativos da TV para mostrar em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I</text:p>
          </table:table-cell>
          <table:table-cell office:value-type="string" table:style-name="ce6">
            <text:p>Nos últimos 3 meses, o professor usou o computador ou a Internet para participar de um projeto desenvolvido junto com outros professores e educadore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J</text:p>
          </table:table-cell>
          <table:table-cell office:value-type="string" table:style-name="ce6">
            <text:p>Nos últimos 3 meses, o professor usou o computador ou a Internet para buscar na Internet parcerias para desenvolver projet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K</text:p>
          </table:table-cell>
          <table:table-cell office:value-type="string" table:style-name="ce6">
            <text:p>Nos últimos 3 meses, o professor usou o computador ou a Internet para procurar na Internet parcerias para solucionar problema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L</text:p>
          </table:table-cell>
          <table:table-cell office:value-type="string" table:style-name="ce6">
            <text:p>Nos últimos 3 meses, o professor usou o computador ou a Internet para desenvolver ou aprimorar conhecimentos sobre o uso de tecnologias para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M</text:p>
          </table:table-cell>
          <table:table-cell office:value-type="string" table:style-name="ce6">
            <text:p>Nos últimos 3 meses, o professor usou o computador ou a Internet para acessar informações e serviços disponíveis em sites da Secretaria ou do Ministério da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1">
          <table:table-cell office:value-type="float" office:value="2" table:style-name="ce7">
            <text:p>2</text:p>
          </table:table-cell>
          <table:table-cell office:value-type="string" table:style-name="ce6">
            <text:p>P29AA</text:p>
          </table:table-cell>
          <table:table-cell office:value-type="string" table:style-name="ce6">
            <text:p>De modo geral, com que frequência o professor acessa a Internet em atividades com os alunos na escola?</text:p>
          </table:table-cell>
          <table:table-cell table:style-name="ce6"/>
          <table:table-cell office:value-type="string" table:style-name="ce6">
            <text:p>1 = "Mais de uma vez por dia"</text:p>
            <text:p>2 = "Pelo menos uma vez por dia"</text:p>
            <text:p>3 = "Pelo menos uma vez por semana"</text:p>
            <text:p>4 = "Pelo menos uma vez por mês"</text:p>
            <text:p>5 = "Menos de uma vez por mês"</text:p>
            <text:p>6 = "Nunca"</text:p>
            <text:p>7 = "Na escola não tem computador para o uso com os aluno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2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No último semestre letivo, o professor pediu para que os alunos realizassem trabalhos sobre temas específic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No último semestre letivo, o professor solicitou que os alunos produzissem textos, desenhos, maquetes, <text:s/>etc.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No último semestre letivo, o professor deu aulas expositi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D</text:p>
          </table:table-cell>
          <table:table-cell office:value-type="string" table:style-name="ce6">
            <text:p>No último semestre letivo, o professor solicitou a realização de exercíc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E</text:p>
          </table:table-cell>
          <table:table-cell office:value-type="string" table:style-name="ce6">
            <text:p>No último semestre letivo, o professor fez pesquisa em livros e revista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F</text:p>
          </table:table-cell>
          <table:table-cell office:value-type="string" table:style-name="ce6">
            <text:p>No último semestre letivo, o professor realizou interpretação de text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G</text:p>
          </table:table-cell>
          <table:table-cell office:value-type="string" table:style-name="ce6">
            <text:p>No último semestre letivo, o professor elaborou planilhas e gráfic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H</text:p>
          </table:table-cell>
          <table:table-cell office:value-type="string" table:style-name="ce6">
            <text:p>No último semestre letivo, o professor promoveu debates ou apresentaçõ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I</text:p>
          </table:table-cell>
          <table:table-cell office:value-type="string" table:style-name="ce6">
            <text:p>No último semestre letivo, o professor solicitou trabalhos em grup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J</text:p>
          </table:table-cell>
          <table:table-cell office:value-type="string" table:style-name="ce6">
            <text:p>No último semestre letivo, o professor trabalhou com jogos educativos e aplicativ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A</text:p>
          </table:table-cell>
          <table:table-cell office:value-type="string" table:style-name="ce6">
            <text:p>O professor utilizou o computador e a Internet com os alunos na escola, independente do local, quando solicitou a realização de trabalhos sobre temas específic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B</text:p>
          </table:table-cell>
          <table:table-cell office:value-type="string" table:style-name="ce6">
            <text:p>O professor utilizou o computador e a Internet com os alunos na escola, independente do local, quando solicitou que os alunos produzissem textos, desenhos, maquetes, etc.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C</text:p>
          </table:table-cell>
          <table:table-cell office:value-type="string" table:style-name="ce6">
            <text:p>O professor utilizou o computador e a Internet com os alunos na escola, independente do local, quando deu aula expositiv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D</text:p>
          </table:table-cell>
          <table:table-cell office:value-type="string" table:style-name="ce6">
            <text:p>O professor utilizou o computador e a Internet com os alunos na escola, independente do local, quando solicitou a realização de exercíc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E</text:p>
          </table:table-cell>
          <table:table-cell office:value-type="string" table:style-name="ce6">
            <text:p>O professor utilizou o computador e a Internet com os alunos na escola, independente do local, quando fez pesquisa em livros e revista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F</text:p>
          </table:table-cell>
          <table:table-cell office:value-type="string" table:style-name="ce6">
            <text:p>O professor utilizou o computador e a Internet com os alunos na escola, independente do local, quando realizou interpretação de text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G</text:p>
          </table:table-cell>
          <table:table-cell office:value-type="string" table:style-name="ce6">
            <text:p>O professor utilizou o computador e a Internet com os alunos na escola, independente do local, quando elaborou planilhas e gráfic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H</text:p>
          </table:table-cell>
          <table:table-cell office:value-type="string" table:style-name="ce6">
            <text:p>O professor utilizou o computador e a Internet com os alunos na escola, independente do local, quando promoveu debates ou apresentaçõ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I</text:p>
          </table:table-cell>
          <table:table-cell office:value-type="string" table:style-name="ce6">
            <text:p>O professor utilizou o computador e a Internet com os alunos na escola, independente do local, quando solicitou trabalhos em grupo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J</text:p>
          </table:table-cell>
          <table:table-cell office:value-type="string" table:style-name="ce6">
            <text:p>O professor utilizou o computador e a Internet com os alunos na escola, independente do local, quando trabalhou com jogos educativos e aplicativ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A</text:p>
          </table:table-cell>
          <table:table-cell office:value-type="string" table:style-name="ce6">
            <text:p>Agora, pensando em suas aulas e em sua interação com os alunos utilizando computador ou Internet, no último semestre letivo o professor avaliou o desempenho dos alunos usando computador e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B</text:p>
          </table:table-cell>
          <table:table-cell office:value-type="string" table:style-name="ce6">
            <text:p>Agora, pensando em suas aulas e em sua interação com os alunos utilizando computador ou Internet, no último semestre letivo o professor utilizou programas educativos de computador, simulações, projeçõ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C</text:p>
          </table:table-cell>
          <table:table-cell office:value-type="string" table:style-name="ce6">
            <text:p>Agora, pensando em suas aulas e em sua interação com os alunos utilizando computador ou Internet, no último semestre letivo o professor criou sites, páginas na Internet ou blog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D</text:p>
          </table:table-cell>
          <table:table-cell office:value-type="string" table:style-name="ce6">
            <text:p>Agora, pensando em suas aulas e em sua interação com os alunos utilizando computador ou Internet, no último semestre letivo o professor criou um jogo de computador ou aplicativo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E</text:p>
          </table:table-cell>
          <table:table-cell office:value-type="string" table:style-name="ce6">
            <text:p>Agora, pensando em suas aulas e em sua interação com os alunos utilizando computador ou Internet, no último semestre letivo o professor disponibilizou conteúdo na Internet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F</text:p>
          </table:table-cell>
          <table:table-cell office:value-type="string" table:style-name="ce6">
            <text:p>Agora, pensando em suas aulas e em sua interação com os alunos utilizando computador ou Internet, no último semestre letivo o professor tirou dúvidas dos aluno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G</text:p>
          </table:table-cell>
          <table:table-cell office:value-type="string" table:style-name="ce6">
            <text:p>Agora, pensando em suas aulas e em sua interação com os alunos utilizando computador ou Internet, no último semestre letivo o professor recebeu trabalhos ou liçõe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H</text:p>
          </table:table-cell>
          <table:table-cell office:value-type="string" table:style-name="ce6">
            <text:p>Agora, pensando em suas aulas e em sua interação com os alunos utilizando computador ou Internet, no último semestre letivo o professor desenvolveu projetos no computador ou na Internet com os alunos como, por exemplo, projetos científicos, artísticos e soc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3">
          <table:table-cell office:value-type="float" office:value="2" table:style-name="ce7">
            <text:p>2</text:p>
          </table:table-cell>
          <table:table-cell office:value-type="string" table:style-name="ce6">
            <text:p>P32B_A</text:p>
          </table:table-cell>
          <table:table-cell office:value-type="string" table:style-name="ce6">
            <text:p>Nos últimos 3 meses, o professor usou o computador de mesa, portátil ou tablet na sala de aula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B</text:p>
          </table:table-cell>
          <table:table-cell office:value-type="string" table:style-name="ce6">
            <text:p>Nos últimos 3 meses, o professor usou o computador de mesa, portátil ou tablet na biblioteca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C</text:p>
          </table:table-cell>
          <table:table-cell office:value-type="string" table:style-name="ce6">
            <text:p>Nos últimos 3 meses, o professor usou o computador de mesa, portátil ou tablet no laboratorio de informatica / sala de computadores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D</text:p>
          </table:table-cell>
          <table:table-cell office:value-type="string" table:style-name="ce6">
            <text:p>Nos últimos 3 meses, o professor usou o computador de mesa, portátil ou tablet na sala dos professores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E</text:p>
          </table:table-cell>
          <table:table-cell office:value-type="string" table:style-name="ce6">
            <text:p>Nos últimos 3 meses, o professor usou o computador de mesa, portátil ou tablet na secretaria/diretoria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F</text:p>
          </table:table-cell>
          <table:table-cell office:value-type="string" table:style-name="ce6">
            <text:p>Nos últimos 3 meses, o professor usou o computador de mesa, portátil ou tablet em centro público de acesso gratuito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2B_OUTRO</text:p>
          </table:table-cell>
          <table:table-cell office:value-type="string" table:style-name="ce6">
            <text:p>Nos últimos 3 meses, o professor usou o computador de mesa, portátil ou tablet em outro local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A</text:p>
          </table:table-cell>
          <table:table-cell office:value-type="string" table:style-name="ce6">
            <text:p>Em geral, quando o professor utilizou computador na sala de aula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B</text:p>
          </table:table-cell>
          <table:table-cell office:value-type="string" table:style-name="ce6">
            <text:p>Em geral, quando o professor utilizou computador na biblioteca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C</text:p>
          </table:table-cell>
          <table:table-cell office:value-type="string" table:style-name="ce6">
            <text:p>Em geral, quando o professor utilizou computador no laboratório de informática / sala de computadores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D</text:p>
          </table:table-cell>
          <table:table-cell office:value-type="string" table:style-name="ce6">
            <text:p>Em geral, quando o professor utilizou computador na sala dos professores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E</text:p>
          </table:table-cell>
          <table:table-cell office:value-type="string" table:style-name="ce6">
            <text:p>Em geral, quando o professor utilizou computador na secretaria / diretoria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F</text:p>
          </table:table-cell>
          <table:table-cell office:value-type="string" table:style-name="ce6">
            <text:p>Em geral, quando o professor utilizou computador em centro público de acesso gratuito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OUTRO</text:p>
          </table:table-cell>
          <table:table-cell office:value-type="string" table:style-name="ce6">
            <text:p>Em geral, quando o professor utilizou computador em outro local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4_A</text:p>
          </table:table-cell>
          <table:table-cell office:value-type="string" table:style-name="ce6">
            <text:p>Considerando uma única turma para a qual o professor dá aula, com que frequência costuma utilizar o laboratório de informática com essa tur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Todos os dias ou quase todos os dias"</text:p>
            <text:p>2 = "Pelo menos uma vez por semana"</text:p>
            <text:p>3 = "Pelo menos uma vez por mês"</text:p>
            <text:p>4 = "Menos do que uma vez por mê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_A</text:p>
          </table:table-cell>
          <table:table-cell office:value-type="string" table:style-name="ce6">
            <text:p>O professor já utilizou algum tipo de conteúdo obtido na Internet para preparar aulas ou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A</text:p>
          </table:table-cell>
          <table:table-cell office:value-type="string" table:style-name="ce6">
            <text:p>Nos últimos 3 meses, o professor utilizou filmes, animaçõe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B</text:p>
          </table:table-cell>
          <table:table-cell office:value-type="string" table:style-name="ce6">
            <text:p>Nos últimos 3 meses, o professor utilizou vídeo-aula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C</text:p>
          </table:table-cell>
          <table:table-cell office:value-type="string" table:style-name="ce6">
            <text:p>Nos últimos 3 meses, o professor utilizou imagens, figuras, ilustrações, foto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D</text:p>
          </table:table-cell>
          <table:table-cell office:value-type="string" table:style-name="ce6">
            <text:p>Nos últimos 3 meses, o professor utilizou listas obtidas na Internet com indicações de leitura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E</text:p>
          </table:table-cell>
          <table:table-cell office:value-type="string" table:style-name="ce6">
            <text:p>Nos últimos 3 meses, o professor utilizou podcast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F</text:p>
          </table:table-cell>
          <table:table-cell office:value-type="string" table:style-name="ce6">
            <text:p>Nos últimos 3 meses, o professor utilizou questões de provas / avaliaçõe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G</text:p>
          </table:table-cell>
          <table:table-cell office:value-type="string" table:style-name="ce6">
            <text:p>Nos últimos 3 meses, o professor utilizou apresentações pronta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H</text:p>
          </table:table-cell>
          <table:table-cell office:value-type="string" table:style-name="ce6">
            <text:p>Nos últimos 3 meses, o professor utilizou jogo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I</text:p>
          </table:table-cell>
          <table:table-cell office:value-type="string" table:style-name="ce6">
            <text:p>Nos últimos 3 meses, o professor utilizou programas educacionais, software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J</text:p>
          </table:table-cell>
          <table:table-cell office:value-type="string" table:style-name="ce6">
            <text:p>Nos últimos 3 meses, o professor utilizou textos variado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K</text:p>
          </table:table-cell>
          <table:table-cell office:value-type="string" table:style-name="ce6">
            <text:p>Nos últimos 3 meses, o professor utilizou notícia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L</text:p>
          </table:table-cell>
          <table:table-cell office:value-type="string" table:style-name="ce6">
            <text:p>Nos últimos 3 meses, o professor utilizou planos de aula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A</text:p>
          </table:table-cell>
          <table:table-cell office:value-type="string" table:style-name="ce6">
            <text:p>O professor acessou conteúdo para preparar aulas nos últimos 3 meses em sites de editor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B</text:p>
          </table:table-cell>
          <table:table-cell office:value-type="string" table:style-name="ce6">
            <text:p>O professor acessou conteúdo para preparar aulas nos últimos 3 meses em blogs de professores e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C</text:p>
          </table:table-cell>
          <table:table-cell office:value-type="string" table:style-name="ce6">
            <text:p>O professor acessou conteúdo para preparar aulas nos últimos 3 meses em portal do professor do ME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D</text:p>
          </table:table-cell>
          <table:table-cell office:value-type="string" table:style-name="ce6">
            <text:p>O professor acessou conteúdo para preparar aulas nos últimos 3 meses em sites de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E</text:p>
          </table:table-cell>
          <table:table-cell office:value-type="string" table:style-name="ce6">
            <text:p>O professor acessou conteúdo para preparar aulas nos últimos 3 meses em enciclopédias digit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F</text:p>
          </table:table-cell>
          <table:table-cell office:value-type="string" table:style-name="ce6">
            <text:p>O professor acessou conteúdo para preparar aulas nos últimos 3 meses em redes soc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G</text:p>
          </table:table-cell>
          <table:table-cell office:value-type="string" table:style-name="ce6">
            <text:p>O professor acessou conteúdo para preparar aulas nos últimos 3 meses em sites de revistas ou jor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H</text:p>
          </table:table-cell>
          <table:table-cell office:value-type="string" table:style-name="ce6">
            <text:p>O professor acessou conteúdo para preparar aulas nos últimos 3 meses Plataforma do MEC de Recursos Educacionais Digit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8_OUTROS</text:p>
          </table:table-cell>
          <table:table-cell office:value-type="string" table:style-name="ce6">
            <text:p>O professor acessou conteúdo para preparar aulas nos últimos 3 meses em outros loc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A</text:p>
          </table:table-cell>
          <table:table-cell office:value-type="string" table:style-name="ce6">
            <text:p>Quando utilizou conteúdos obtidos na Internet para a preparação de aulas, o professor utilizou o conteúdo sem realizar nenhuma alter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B</text:p>
          </table:table-cell>
          <table:table-cell office:value-type="string" table:style-name="ce6">
            <text:p>Quando utilizou conteúdos obtidos na Internet para a preparação de aulas, o professor baixou ou copiou o conteúdo e fez alteraçõ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C</text:p>
          </table:table-cell>
          <table:table-cell office:value-type="string" table:style-name="ce6">
            <text:p>Quando utilizou conteúdos obtidos na Internet para a preparação de aulas, o professor modificou o conteúdo no próprio s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D</text:p>
          </table:table-cell>
          <table:table-cell office:value-type="string" table:style-name="ce6">
            <text:p>Quando utilizou conteúdos obtidos na Internet para a preparação de aulas, o professor criou um conteúdo novo combinando vários mater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</text:p>
          </table:table-cell>
          <table:table-cell office:value-type="string" table:style-name="ce6">
            <text:p>Quando o professor baixou conteúdos na Internet, verificou se o autor permitia o uso do conteúdo, ou seja, as permissões ou termos de us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</text:p>
          </table:table-cell>
          <table:table-cell office:value-type="string" table:style-name="ce6">
            <text:p>A direção da escola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</text:p>
          </table:table-cell>
          <table:table-cell office:value-type="string" table:style-name="ce6">
            <text:p>A coordenação pedagógica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</text:p>
          </table:table-cell>
          <table:table-cell office:value-type="string" table:style-name="ce6">
            <text:p>A secretaria de educação ou outros órgãos governamentais incentivam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</text:p>
          </table:table-cell>
          <table:table-cell office:value-type="string" table:style-name="ce6">
            <text:p>O projeto político pedagógico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</text:p>
          </table:table-cell>
          <table:table-cell office:value-type="string" table:style-name="ce6">
            <text:p>Colegas ou outros educadores incentivam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F</text:p>
          </table:table-cell>
          <table:table-cell office:value-type="string" table:style-name="ce6">
            <text:p>Motivação própria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G</text:p>
          </table:table-cell>
          <table:table-cell office:value-type="string" table:style-name="ce6">
            <text:p>Os alunos incentivam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2_OUTROS</text:p>
          </table:table-cell>
          <table:table-cell office:value-type="string" table:style-name="ce6">
            <text:p>Outra pessoa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3_A</text:p>
          </table:table-cell>
          <table:table-cell office:value-type="string" table:style-name="ce6">
            <text:p>O professor já publicou ou postou na Internet algum dos conteúdos que produziu para utilizar em aulas ou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A</text:p>
          </table:table-cell>
          <table:table-cell office:value-type="string" table:style-name="ce6">
            <text:p>Na opinião do professor, o receio sobre violação dos direitos autorais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B</text:p>
          </table:table-cell>
          <table:table-cell office:value-type="string" table:style-name="ce6">
            <text:p>Na opinião do professor, o receio de se expor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C</text:p>
          </table:table-cell>
          <table:table-cell office:value-type="string" table:style-name="ce6">
            <text:p>Na opinião do professor, a falta de tempo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D</text:p>
          </table:table-cell>
          <table:table-cell office:value-type="string" table:style-name="ce6">
            <text:p>Na opinião do professor, a falta de incentivo / apoio da escola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E</text:p>
          </table:table-cell>
          <table:table-cell office:value-type="string" table:style-name="ce6">
            <text:p>Na opinião do professor, a falta de conhecimento sobre como publicar os materiais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F</text:p>
          </table:table-cell>
          <table:table-cell office:value-type="string" table:style-name="ce6">
            <text:p>Na opinião do professor, a baixa velocidade de conexão de Internet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G</text:p>
          </table:table-cell>
          <table:table-cell office:value-type="string" table:style-name="ce6">
            <text:p>Na opinião do professor, o uso de um computador ultrapassado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H</text:p>
          </table:table-cell>
          <table:table-cell office:value-type="string" table:style-name="ce6">
            <text:p>Na opinião do professor, os programas para criar ou produzir conteúdos dificultam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I</text:p>
          </table:table-cell>
          <table:table-cell office:value-type="string" table:style-name="ce6">
            <text:p>Na opinião do professor,a falta de conhecimento sobre onde publicar os materiais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J</text:p>
          </table:table-cell>
          <table:table-cell office:value-type="string" table:style-name="ce6">
            <text:p>Na opinião do professor, a falta de interesse em publicar o material que produz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K</text:p>
          </table:table-cell>
          <table:table-cell office:value-type="string" table:style-name="ce6">
            <text:p>Na opinião do professor, não ser remunerado para publicar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A</text:p>
          </table:table-cell>
          <table:table-cell office:value-type="string" table:style-name="ce6">
            <text:p>O professor aprende e se atualiza sobre uso de computador e Internet com contatos informais com outros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B</text:p>
          </table:table-cell>
          <table:table-cell office:value-type="string" table:style-name="ce6">
            <text:p>O professor aprende e se atualiza sobre uso de computador e Internet com monitor ou responsável pela sala de informática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C</text:p>
          </table:table-cell>
          <table:table-cell office:value-type="string" table:style-name="ce6">
            <text:p>O professor aprende e se atualiza sobre uso de computador e Internet com coordenador pedagógic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D</text:p>
          </table:table-cell>
          <table:table-cell office:value-type="string" table:style-name="ce6">
            <text:p>O professor aprende e se atualiza sobre uso de computador e Internet com direto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E</text:p>
          </table:table-cell>
          <table:table-cell office:value-type="string" table:style-name="ce6">
            <text:p>O professor aprende e se atualiza sobre uso de computador e Internet com algum grupo de professores d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F</text:p>
          </table:table-cell>
          <table:table-cell office:value-type="string" table:style-name="ce6">
            <text:p>O professor aprende e se atualiza sobre uso de computador e Internet com revistas e textos especializados sobre computador e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G</text:p>
          </table:table-cell>
          <table:table-cell office:value-type="string" table:style-name="ce6">
            <text:p>O professor aprende e se atualiza sobre uso de computador e Internet com formadores da secretaria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H</text:p>
          </table:table-cell>
          <table:table-cell office:value-type="string" table:style-name="ce6">
            <text:p>O professor aprende e se atualiza sobre uso de computador e Internet com formadores de outras organizações externas à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I</text:p>
          </table:table-cell>
          <table:table-cell office:value-type="string" table:style-name="ce6">
            <text:p>O professor aprende e se atualiza sobre uso de computador e Internet com cursos específicos sobre computador e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J</text:p>
          </table:table-cell>
          <table:table-cell office:value-type="string" table:style-name="ce6">
            <text:p>O professor aprende e se atualiza sobre uso de computador e Internet sozin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K</text:p>
          </table:table-cell>
          <table:table-cell office:value-type="string" table:style-name="ce6">
            <text:p>O professor aprende e se atualiza sobre uso de computador e Internet com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L</text:p>
          </table:table-cell>
          <table:table-cell office:value-type="string" table:style-name="ce6">
            <text:p>O professor aprende e se atualiza sobre uso de computador e Internet com outras pesso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M</text:p>
          </table:table-cell>
          <table:table-cell office:value-type="string" table:style-name="ce6">
            <text:p>O professor aprende e se atualiza sobre uso de computador e Internet com vídeos ou tutoriais onlin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5_OUTROS</text:p>
          </table:table-cell>
          <table:table-cell office:value-type="string" table:style-name="ce6">
            <text:p>O professor aprende e se atualiza sobre uso de computador e Internet de outra for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4">
          <table:table-cell table:style-name="ce7"/>
          <table:table-cell office:value-type="string" table:style-name="ce6">
            <text:p>P46C_A</text:p>
          </table:table-cell>
          <table:table-cell office:value-type="string" table:style-name="ce6">
            <text:p>Quando estava na faculdade, durante o seu curso de graduação, Você cursou alguma disciplina sobre o uso de computador e Internet em atividade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table:style-name="ce7"/>
          <table:table-cell office:value-type="string" table:style-name="ce6">
            <text:p>P46C_B</text:p>
          </table:table-cell>
          <table:table-cell office:value-type="string" table:style-name="ce6">
            <text:p>Quando estava na faculdade, durante o seu curso de graduação, Você participou de cursos, debates ou palestras promovidos pela faculdade sobre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table:style-name="ce7"/>
          <table:table-cell office:value-type="string" table:style-name="ce6">
            <text:p>P46C_C</text:p>
          </table:table-cell>
          <table:table-cell office:value-type="string" table:style-name="ce6">
            <text:p>Quando estava na faculdade, durante o seu curso de graduação, Seus professores falavam nas aulas sobre como utilizar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table:style-name="ce7"/>
          <table:table-cell office:value-type="string" table:style-name="ce6">
            <text:p>P46C_D</text:p>
          </table:table-cell>
          <table:table-cell office:value-type="string" table:style-name="ce6">
            <text:p>Quando estava na faculdade, durante o seu curso de graduação, Você realizou projetos ou atividades para a faculdade sobre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6A</text:p>
          </table:table-cell>
          <table:table-cell office:value-type="string" table:style-name="ce6">
            <text:p>No último ano, o professor participou de algum curso de formação continuada sobre o uso de computador e Internet em atividades de ensin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6B</text:p>
          </table:table-cell>
          <table:table-cell office:value-type="string" table:style-name="ce6">
            <text:p>De que forma o professor realizou este curso de formação continuada: presencial ou à distância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penas presencial"</text:p>
            <text:p>2 = "Apenas à distância"</text:p>
            <text:p>3 = "Tanto presencial quanto à distância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7A_A</text:p>
          </table:table-cell>
          <table:table-cell office:value-type="string" table:style-name="ce6">
            <text:p>E o professor participou deste curso de formação continuada sobre o uso de computador e Internet em atividades de ensino em horário de trabal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7A_B</text:p>
          </table:table-cell>
          <table:table-cell office:value-type="string" table:style-name="ce6">
            <text:p>E o professor participou deste curso de formação continuada sobre o uso de computador e Internet em atividades de ensino fora do horário de trabal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8A</text:p>
          </table:table-cell>
          <table:table-cell office:value-type="string" table:style-name="ce6">
            <text:p>Quanto o professor acha que o curso de formação continuada contribuiu para o professor usar computador e Internet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<text:s/>= "Contribuiu muito"</text:p>
            <text:p>2 = "Contribuiu pouco"</text:p>
            <text:p>3 = "Não contribuiu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A</text:p>
          </table:table-cell>
          <table:table-cell office:value-type="string" table:style-name="ce6">
            <text:p>O curso de formação continuada que o professor fez foi pago pelo profess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B</text:p>
          </table:table-cell>
          <table:table-cell office:value-type="string" table:style-name="ce6">
            <text:p>O curso de formação continuada que o professor fez foi oferecido pela escola, em treinament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C</text:p>
          </table:table-cell>
          <table:table-cell office:value-type="string" table:style-name="ce6">
            <text:p>O curso de formação continuada que o professor fez foi oferecido pelo Governo, Secretaria de Educaca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D</text:p>
          </table:table-cell>
          <table:table-cell office:value-type="string" table:style-name="ce6">
            <text:p>O curso de formação continuada que o professor fez foi oferecido por uma empresa, ONG, associação, telecentro ou alguma outra entida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E</text:p>
          </table:table-cell>
          <table:table-cell office:value-type="string" table:style-name="ce6">
            <text:p>O curso de formação continuada que o professor fez foi oferecido por uma instituicao de Ensino Superior ou universida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9A_OUTROS</text:p>
          </table:table-cell>
          <table:table-cell office:value-type="string" table:style-name="ce6">
            <text:p>O curso de formação continuada que o professor fez foi oferecido/ pago por out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A</text:p>
          </table:table-cell>
          <table:table-cell office:value-type="string" table:style-name="ce6">
            <text:p>Nos últimos 12 meses, você participou de cursos ou palestras, ou buscou informações sobre Diretrizes curriculares para o uso de tecnologias no processo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B</text:p>
          </table:table-cell>
          <table:table-cell office:value-type="string" table:style-name="ce6">
            <text:p>Nos últimos 12 meses, você participou de cursos ou palestras, ou buscou informações sobre Uso de tecnologias em conteúdos de sua disciplina de atu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C</text:p>
          </table:table-cell>
          <table:table-cell office:value-type="string" table:style-name="ce6">
            <text:p>Nos últimos 12 meses, você participou de cursos ou palestras, ou buscou informações sobre Uso de tecnologias na avaliação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D</text:p>
          </table:table-cell>
          <table:table-cell office:value-type="string" table:style-name="ce6">
            <text:p>Nos últimos 12 meses, você participou de cursos ou palestras, ou buscou informações sobre Licenças de uso de recursos educacionais obti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E</text:p>
          </table:table-cell>
          <table:table-cell office:value-type="string" table:style-name="ce6">
            <text:p>Nos últimos 12 meses, você participou de cursos ou palestras, ou buscou informações sobre Uso de tecnologias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F</text:p>
          </table:table-cell>
          <table:table-cell office:value-type="string" table:style-name="ce6">
            <text:p>Nos últimos 12 meses, você participou de cursos ou palestras, ou buscou informações sobre Formas de orientar os alunos sobre o uso seguro do computador, do celular e da Internet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G</text:p>
          </table:table-cell>
          <table:table-cell office:value-type="string" table:style-name="ce6">
            <text:p>Nos últimos 12 meses, você participou de cursos ou palestras, ou buscou informações sobre Programas de computador ou aplicativos de criação de conteúdo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A</text:p>
          </table:table-cell>
          <table:table-cell office:value-type="string" table:style-name="ce6">
            <text:p>Grau de dificuldade para o uso da Internet para as aulas por ausência de suporte técnico e manutenção dos equipament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B</text:p>
          </table:table-cell>
          <table:table-cell office:value-type="string" table:style-name="ce6">
            <text:p>Grau de dificuldade para o uso da Internet para as aulas por falta de apoio pedagógico aos professores para o uso do computador 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C</text:p>
          </table:table-cell>
          <table:table-cell office:value-type="string" table:style-name="ce6">
            <text:p>Grau de dificuldade para o uso da Internet para as aulas por número insuficiente de computadores conectados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D</text:p>
          </table:table-cell>
          <table:table-cell office:value-type="string" table:style-name="ce6">
            <text:p>Grau de dificuldade para o uso da Internet para as aulas por baixa velocidade na conexã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E</text:p>
          </table:table-cell>
          <table:table-cell office:value-type="string" table:style-name="ce6">
            <text:p>Grau de dificuldade para o uso da Internet para as aulas por número insuficiente de computadores por alun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F</text:p>
          </table:table-cell>
          <table:table-cell office:value-type="string" table:style-name="ce6">
            <text:p>Grau de dificuldade para o uso da Internet para as aulas por equipamentos obsoletos / ultrapassad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G</text:p>
          </table:table-cell>
          <table:table-cell office:value-type="string" table:style-name="ce6">
            <text:p>Grau de dificuldade para o uso da Internet para as aulas por pressao ou falta de tempo para cumprir o conteudo previs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H</text:p>
          </table:table-cell>
          <table:table-cell office:value-type="string" table:style-name="ce6">
            <text:p>Grau de dificuldade para o uso da Internet para as aulas por pressao para conseguir boas notas nas avaliacoes de desempenh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50_I</text:p>
          </table:table-cell>
          <table:table-cell office:value-type="string" table:style-name="ce6">
            <text:p>Grau de dificuldade para o uso da Internet para as aulas por ausencia de curso especifico para o uso de computador, Internet nas aul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A</text:p>
          </table:table-cell>
          <table:table-cell office:value-type="string" table:style-name="ce6">
            <text:p>Grau de concordancia do professor sobre condições oferecidas pela escola: Esta escola oferece acesso à Internet aos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B</text:p>
          </table:table-cell>
          <table:table-cell office:value-type="string" table:style-name="ce6">
            <text:p>Grau de concordancia do professor sobre condições oferecidas pela escola: Nesta escola é feita manutencao regular nos computad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C</text:p>
          </table:table-cell>
          <table:table-cell office:value-type="string" table:style-name="ce6">
            <text:p>Grau de concordancia do professor sobre condições oferecidas pela escola: nesta escola os alunos recebem instrucoes sobre como usar a Internet com seguranc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D</text:p>
          </table:table-cell>
          <table:table-cell office:value-type="string" table:style-name="ce6">
            <text:p>Grau de concordancia do professor sobre condições oferecidas pela escola: o projeto pedagogico da escola orienta que a Internet seja usada em atividades com os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E</text:p>
          </table:table-cell>
          <table:table-cell office:value-type="string" table:style-name="ce6">
            <text:p>Grau de concordancia do professor sobre condições oferecidas pela escola: A direcao / coordenacao pedagogica da escola incentiva os professores a usarem a Internet nas atividades administrativ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F</text:p>
          </table:table-cell>
          <table:table-cell office:value-type="string" table:style-name="ce6">
            <text:p>Grau de concordancia do professor sobre condições oferecidas pela escola: A direcao / coordenacao pedagogica da escola incentiva os professores a usarem a Internet nas atividades pedagogic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A</text:p>
          </table:table-cell>
          <table:table-cell office:value-type="string" table:style-name="ce6">
            <text:p>Grau de concordancia do professor sobre uso do computador e Internet nas práticas pedagógicas: <text:s/>O professor passou a adotar novos metodos de ensin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B</text:p>
          </table:table-cell>
          <table:table-cell office:value-type="string" table:style-name="ce6">
            <text:p>Grau de concordancia do professor sobre uso do computador e Internet nas práticas pedagógicas: <text:s/>O professor passou a fazer avaliacoes mais individualizadas dos alunos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C</text:p>
          </table:table-cell>
          <table:table-cell office:value-type="string" table:style-name="ce6">
            <text:p>Grau de concordancia do professor sobre uso do computador e Internet nas práticas pedagógicas: O professor passou a ter acesso a materiais mais diversificados / de melhor qualidad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D</text:p>
          </table:table-cell>
          <table:table-cell office:value-type="string" table:style-name="ce6">
            <text:p>Grau de concordancia do professor sobre uso do computador e Internet nas práticas pedagógicas: o professor passou a ter contato com professores e especialistas de outras escol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E</text:p>
          </table:table-cell>
          <table:table-cell office:value-type="string" table:style-name="ce6">
            <text:p>Grau de concordancia do professor sobre uso do computador e Internet nas práticas pedagógicas: o professor passou a cumprir suas tarefas administrativas com maior facilidad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G</text:p>
          </table:table-cell>
          <table:table-cell office:value-type="string" table:style-name="ce6">
            <text:p>Grau de concordancia do professor sobre uso do computador e Internet nas práticas pedagógicas: o professor passou a colaborar mais com outros colega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H</text:p>
          </table:table-cell>
          <table:table-cell office:value-type="string" table:style-name="ce6">
            <text:p>Grau de concordancia do professor sobre uso do computador e Internet nas práticas pedagógicas: o professor passou a se comunicar com os alunos com maior facilidad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A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ficam mais motivados a assistir a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B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aprendem mais fáci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C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se interessam em aprender conteúdos considerados complexos e de difícil entendiment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D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conseguem superar dificuldades relacionadas ao ensino e a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E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se mostram mais autônom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F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colaboram mais uns com os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A</text:p>
          </table:table-cell>
          <table:table-cell office:value-type="string" table:style-name="ce6">
            <text:p>Agora vamos falar de sua percepção sobre o que os seus alunos sabem fazer na Internet. O professor diria que, no geral, seus alunos sabem fazer pesquisa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B</text:p>
          </table:table-cell>
          <table:table-cell office:value-type="string" table:style-name="ce6">
            <text:p>Agora vamos falar de sua percepção sobre o que os seus alunos sabem fazer na Internet. O professor diria que, no geral, seus alunos sabem utilizar computador e Internet para acessar conteúdos sobre os temas tratados em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D</text:p>
          </table:table-cell>
          <table:table-cell office:value-type="string" table:style-name="ce6">
            <text:p>Agora vamos falar de sua percepção sobre o que os seus alunos sabem fazer na Internet. O professor diria que, no geral, seus alunos sabem comparar sites identificando as fontes de informações relevant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E</text:p>
          </table:table-cell>
          <table:table-cell office:value-type="string" table:style-name="ce6">
            <text:p>Agora vamos falar de sua percepção sobre o que os seus alunos sabem fazer na Internet. O professor diria que, no geral, seus alunos sabem avaliar quais informações não devem compartilhar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F</text:p>
          </table:table-cell>
          <table:table-cell office:value-type="string" table:style-name="ce6">
            <text:p>Agora vamos falar de sua percepção sobre o que os seus alunos sabem fazer na Internet. O professor diria que, no geral, seus alunos sabem interpretar e julgar a confiabilidade das informações disponívei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5_A</text:p>
          </table:table-cell>
          <table:table-cell office:value-type="string" table:style-name="ce6">
            <text:p>Considerando a sua interação com os alunos, o professor ajudou algum aluno a enfrentar situações ocorridas na Internet relacionadas a bullying, descriminação, assédio, disseminação de imagens sem consentimento dele, entre outr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5_B</text:p>
          </table:table-cell>
          <table:table-cell office:value-type="string" table:style-name="ce6">
            <text:p>Considerando a sua interação com os alunos, o professor estimulou seus alunos a debaterem sobre problemas que enfrentam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5_C</text:p>
          </table:table-cell>
          <table:table-cell office:value-type="string" table:style-name="ce6">
            <text:p>Considerando a sua interação com os alunos, o professor promoveu um debate com os alunos sobre como usar a Internet de forma seg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6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327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8_-_Professor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Neutro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Emerson</meta:initial-creator>
    <dc:creator>Fabricio Torres</dc:creator>
    <meta:creation-date>2013-10-08T19:05:20Z</meta:creation-date>
    <dc:date>2021-01-08T13:16:09Z</dc:date>
    <meta:print-date>2015-10-08T19:37:51Z</meta:print-date>
    <meta:user-defined meta:name="WorkbookGuid">69b1a701-4145-448e-94ab-41d8b1fa2635</meta:user-defined>
  </office:meta>
</office:document-meta>
</file>